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897cm"/>
    </style:style>
    <style:style style:name="co2" style:family="table-column">
      <style:table-column-properties fo:break-before="auto" style:column-width="29.766cm"/>
    </style:style>
    <style:style style:name="co3" style:family="table-column">
      <style:table-column-properties fo:break-before="auto" style:column-width="6.655cm"/>
    </style:style>
    <style:style style:name="co4" style:family="table-column">
      <style:table-column-properties fo:break-before="auto" style:column-width="2.552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631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695cm" fo:break-before="auto" style:use-optimal-row-height="true"/>
    </style:style>
    <style:style style:name="ro5" style:family="table-row">
      <style:table-row-properties style:row-height="0.788cm" fo:break-before="auto" style:use-optimal-row-height="true"/>
    </style:style>
    <style:style style:name="ro6" style:family="table-row">
      <style:table-row-properties style:row-height="0.824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(Body)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1" table:default-cell-style-name="Default"/>
        <table:table-row table:style-name="ro1">
          <table:table-cell/>
          <table:table-cell table:style-name="ce3" office:value-type="string" calcext:value-type="string">
            <text:p>Questions by Love Babbar:</text:p>
          </table:table-cell>
          <table:table-cell table:number-columns-repeated="62"/>
        </table:table-row>
        <table:table-row table:style-name="ro2">
          <table:table-cell/>
          <table:table-cell table:style-name="ce4" office:value-type="string" calcext:value-type="string">
            <text:p><text:a xlink:href="https://www.youtube.com/channel/UCQHLxxBFrbfdrk1jF0moTpw" xlink:type="simple">Youtube Channel: https://www.youtube.com/channel/UCQHLxxBFrbfdrk1jF0moTpw </text:a></text:p>
          </table:table-cell>
          <table:table-cell table:number-columns-repeated="62"/>
        </table:table-row>
        <table:table-row table:style-name="ro3">
          <table:table-cell table:number-columns-repeated="64"/>
        </table:table-row>
        <table:table-row table:style-name="ro4">
          <table:table-cell table:style-name="ce1" office:value-type="string" calcext:value-type="string">
            <text:p>Topic:</text:p>
          </table:table-cell>
          <table:table-cell table:style-name="ce1" office:value-type="string" calcext:value-type="string">
            <text:p>Problem: </text:p>
          </table:table-cell>
          <table:table-cell table:style-name="ce8" office:value-type="string" calcext:value-type="string">
            <text:p>Done [yes or no] </text:p>
          </table:table-cell>
          <table:table-cell table:number-columns-repeated="61"/>
        </table:table-row>
        <table:table-row table:style-name="ro3">
          <table:table-cell table:number-columns-repeated="2"/>
          <table:table-cell table:style-name="ce9"/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write-a-program-to-reverse-an-array-or-string/" xlink:type="simple">Reverse the array</text:a></text:p>
          </table:table-cell>
          <table:table-cell table:style-name="ce9" office:value-type="string" calcext:value-type="string">
            <text:p>&lt;Done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aximum-and-minimum-in-an-array/" xlink:type="simple">Find the maximum and minimum element in an array</text:a></text:p>
          </table:table-cell>
          <table:table-cell table:style-name="ce9" office:value-type="string" calcext:value-type="string">
            <text:p>&lt;Done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th-smallest-element/0" xlink:type="simple">Find the "Kth" max and min element of an array </text:a></text:p>
          </table:table-cell>
          <table:table-cell table:style-name="ce9" office:value-type="string" calcext:value-type="string">
            <text:p>&lt;Done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ort-an-array-of-0s-1s-and-2s/0" xlink:type="simple">Given an array which consists of only 0, 1 and 2. Sort the array without using any sorting algo</text:a></text:p>
          </table:table-cell>
          <table:table-cell table:style-name="ce9" office:value-type="string" calcext:value-type="string">
            <text:p>&lt;Done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ove-negative-numbers-beginning-positive-end-constant-extra-space/" xlink:type="simple">Move all the negative elements to one side of the array </text:a></text:p>
          </table:table-cell>
          <table:table-cell table:style-name="ce9" office:value-type="string" calcext:value-type="string">
            <text:p>&lt;Done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union-of-two-arrays/0" xlink:type="simple">Find the Union and Intersection of the two sorted arrays.</text:a></text:p>
          </table:table-cell>
          <table:table-cell table:style-name="ce9" office:value-type="string" calcext:value-type="string">
            <text:p>&lt;Done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yclically-rotate-an-array-by-one/0" xlink:type="simple">Write a program to cyclically rotate an array by one.</text:a></text:p>
          </table:table-cell>
          <table:table-cell table:style-name="ce9" office:value-type="string" calcext:value-type="string">
            <text:p>&lt;Done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adanes-algorithm/0" xlink:type="simple">find Largest sum contiguous Subarray [V. IMP]</text:a></text:p>
          </table:table-cell>
          <table:table-cell table:style-name="ce9" office:value-type="string" calcext:value-type="string">
            <text:p>&lt;Done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ize-the-heights3351/1" xlink:type="simple">Minimise the maximum difference between heights [V.IMP]</text:a></text:p>
          </table:table-cell>
          <table:table-cell table:style-name="ce9" office:value-type="string" calcext:value-type="string">
            <text:p>&lt;Done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um-number-of-jumps/0" xlink:type="simple">Minimum no. of Jumps to reach end of an array</text:a>[V.IMP]</text:p>
          </table:table-cell>
          <table:table-cell table:style-name="ce9" office:value-type="string" calcext:value-type="string">
            <text:p>&lt;Done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find-the-duplicate-number/" xlink:type="simple">find duplicate in an array of N+1 Integers</text:a></text:p>
          </table:table-cell>
          <table:table-cell table:style-name="ce9" office:value-type="string" calcext:value-type="string">
            <text:p>&lt;Done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erge-two-sorted-arrays5135/1" xlink:type="simple">Merge 2 sorted arrays without using Extra space.</text:a>[V.IMP]</text:p>
          </table:table-cell>
          <table:table-cell table:style-name="ce9" office:value-type="string" calcext:value-type="string">
            <text:p>&lt;Done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adanes-algorithm/0" xlink:type="simple">Kadane's Algo [V.V.V.V.V IMP]</text:a></text:p>
          </table:table-cell>
          <table:table-cell table:style-name="ce9" office:value-type="string" calcext:value-type="string">
            <text:p>&lt;Done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merge-intervals/" xlink:type="simple">Merge Intervals</text:a></text:p>
          </table:table-cell>
          <table:table-cell table:style-name="ce9" office:value-type="string" calcext:value-type="string">
            <text:p>&lt;Done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next-permutation/" xlink:type="simple">Next Permutation</text:a></text:p>
          </table:table-cell>
          <table:table-cell table:style-name="ce9" office:value-type="string" calcext:value-type="string">
            <text:p>&lt;Done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inversion-of-array/0" xlink:type="simple">Count Inve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best-time-to-buy-and-sell-stock/" xlink:type="simple">Best time to buy and Sell stock</text:a></text:p>
          </table:table-cell>
          <table:table-cell table:style-name="ce9" office:value-type="string" calcext:value-type="string">
            <text:p>&lt;Done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ount-pairs-with-given-sum5022/1" xlink:type="simple">find all pairs on integer array whose sum is equal to given number</text:a></text:p>
          </table:table-cell>
          <table:table-cell table:style-name="ce9" office:value-type="string" calcext:value-type="string">
            <text:p>&lt;Done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ommon-elements1132/1" xlink:type="simple">find common elements In 3 sorted arrays</text:a></text:p>
          </table:table-cell>
          <table:table-cell table:style-name="ce9" office:value-type="string" calcext:value-type="string">
            <text:p>&lt;Done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rearrange-array-alternating-positive-negative-items-o1-extra-space/" xlink:type="simple">Rearrange the array in alternating positive and negative items with O(1) extra space</text:a></text:p>
          </table:table-cell>
          <table:table-cell table:style-name="ce9" office:value-type="string" calcext:value-type="string">
            <text:p>&lt;Done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ubarray-with-0-sum/0" xlink:type="simple">Find if there is any subarray with sum equal to 0</text:a></text:p>
          </table:table-cell>
          <table:table-cell table:style-name="ce9" office:value-type="string" calcext:value-type="string">
            <text:p>&lt;Done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factorials-of-large-numbers/0" xlink:type="simple">Find factorial of a large number</text:a>[VVV.IMP]</text:p>
          </table:table-cell>
          <table:table-cell table:style-name="ce9" office:value-type="string" calcext:value-type="string">
            <text:p>&lt;Done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aximum-product-subarray3604/1" xlink:type="simple">find maximum product subarray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longest-consecutive-subsequence/0" xlink:type="simple">Find longest coinsecutive subsequence</text:a></text:p>
          </table:table-cell>
          <table:table-cell table:style-name="ce9" office:value-type="string" calcext:value-type="string">
            <text:p>&lt;Done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given-an-array-of-of-size-n-finds-all-the-elements-that-appear-more-than-nk-times/" xlink:type="simple">Given an array of size n and a number k, fin all elements that appear more than " n/k " times.</text:a></text:p>
          </table:table-cell>
          <table:table-cell table:style-name="ce9" office:value-type="string" calcext:value-type="string">
            <text:p>&lt;Done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aximum-profit-by-buying-and-selling-a-share-at-most-twice/" xlink:type="simple">Maximum profit by buying and selling a share atmost twi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array-subset-of-another-array/0" xlink:type="simple">Find whether an array is a subset of another array</text:a></text:p>
          </table:table-cell>
          <table:table-cell table:style-name="ce9" office:value-type="string" calcext:value-type="string">
            <text:p>&lt;Done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riplet-sum-in-array/0" xlink:type="simple">Find the triplet that sum to a given value</text:a></text:p>
          </table:table-cell>
          <table:table-cell table:style-name="ce9" office:value-type="string" calcext:value-type="string">
            <text:p>&lt;Done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rapping-rain-water/0" xlink:type="simple">Trapping Rain water problem</text:a></text:p>
          </table:table-cell>
          <table:table-cell table:style-name="ce9" office:value-type="string" calcext:value-type="string">
            <text:p>&lt;Done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9" office:value-type="string" calcext:value-type="string">
            <text:p>&lt;Done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mallest-subarray-with-sum-greater-than-x/0" xlink:type="simple">Smallest Subarray with sum greater than a given value</text:a></text:p>
          </table:table-cell>
          <table:table-cell table:style-name="ce9" office:value-type="string" calcext:value-type="string">
            <text:p>&lt;Done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hree-way-partitioning/1" xlink:type="simple">Three way partitioning of an array around a given value</text:a></text:p>
          </table:table-cell>
          <table:table-cell table:style-name="ce9" office:value-type="string" calcext:value-type="string">
            <text:p>&lt;Done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um-swaps-required-to-bring-all-elements-less-than-or-equal-to-k-together/0" xlink:type="simple">Minimum swaps required bring elements less equal K together</text:a></text:p>
          </table:table-cell>
          <table:table-cell table:style-name="ce9" office:value-type="string" calcext:value-type="string">
            <text:p>&lt;Done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palindromic-array/0" xlink:type="simple">Minimum no. of operations required to make an array palindrome</text:a></text:p>
          </table:table-cell>
          <table:table-cell table:style-name="ce9" office:value-type="string" calcext:value-type="string">
            <text:p>&lt;Done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find-the-median0527/1" xlink:type="simple">Median of 2 sorted arrays of equal size</text:a></text:p>
          </table:table-cell>
          <table:table-cell table:style-name="ce9" office:value-type="string" calcext:value-type="string">
            <text:p>&lt;Done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edian-of-two-sorted-arrays-of-different-sizes/" xlink:type="simple">Median of 2 sorted arrays of different size</text:a></text:p>
          </table:table-cell>
          <table:table-cell table:style-name="ce9" office:value-type="string" calcext:value-type="string">
            <text:p>&lt;Done&gt;</text:p>
          </table:table-cell>
          <table:table-cell table:number-columns-repeated="61"/>
        </table:table-row>
        <table:table-row table:style-name="ro4">
          <table:table-cell/>
          <table:table-cell table:style-name="ce6"/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/>
          <table:table-cell table:style-name="ce6"/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spirally-traversing-a-matrix/0" xlink:type="simple">Spiral traversal on a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leetcode.com/problems/search-a-2d-matrix/" xlink:type="simple">Search an element in a matri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median-in-a-row-wise-sorted-matrix1527/1" xlink:type="simple">Find median in a row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row-with-max-1s0023/1" xlink:type="simple">Find row with maximum no. of 1'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sorted-matrix/0" xlink:type="simple">Print elements in sorted order using row-column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max-rectangle/1" xlink:type="simple">Maximum size rectangl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find-a-specific-pair-in-matrix/" xlink:type="simple">Find a specific pair i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rotate-a-matrix-by-90-degree-in-clockwise-direction-without-using-any-extra-space/" xlink:type="simple">Rotate matrix by 90 degre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kth-element-in-matrix/1" xlink:type="simple">Kth smallest element in a row-cpumn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common-elements-in-all-rows-of-a-given-matrix/" xlink:type="simple">Common elements in all rows of a give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number-columns-repeated="64"/>
        </table:table-row>
        <table:table-row table:style-name="ro4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reverse-string/" xlink:type="simple">Reverse a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alindrome-string0817/1" xlink:type="simple">Check whether a String is Palindrom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int-all-the-duplicates-in-the-input-string/" xlink:type="simple">Find Duplicate characters in a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Why strings are immutable in Java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a-program-to-check-if-strings-are-rotations-of-each-other/" xlink:type="simple">Write a Code to check whether one string is a rotation of an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programiz.com/java-programming/examples/check-valid-shuffle-of-strings" xlink:type="simple">Write a Program to check whether a string is a valid shuffle of two strings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count-and-say/" xlink:type="simple">Count and Say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palindrome-in-a-string/0" xlink:type="simple">Write a program to find the longest Palindrome in a string.[ Longest palindromic Substring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repeating-subsequence/0" xlink:type="simple">Find Longest Recurring Subsequence in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int-subsequences-string/" xlink:type="simple">Print all Subsequences of a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ermutations-of-a-given-string/0" xlink:type="simple">Print all the permutations of the given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split-the-binary-string-into-substrings-with-equal-number-of-0s-and-1s/" xlink:type="simple">Split the Binary string into two substring with equal 0’s and 1’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ord-wrap/0" xlink:type="simple">Word Wrap Problem [VERY IMP]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edit-distance3702/1" xlink:type="simple">EDIT Distance 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next-permutation/0" xlink:type="simple">Find next greater number with same set of digits. [Very 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arenthesis-checker/0" xlink:type="simple">Balanced Parenthesis problem.[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ord-break/0" xlink:type="simple">Word break Problem[ 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rabin-karp-algorithm-for-pattern-searching/" xlink:type="simple">Rabin Karp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prefix-suffix2527/1" xlink:type="simple">KMP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convert-sentence-equivalent-mobile-numeric-keypad-sequence/" xlink:type="simple">Convert a Sentence into its equivalent mobile numeric keypad sequen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unt-the-reversals/0" xlink:type="simple">Minimum number of bracket reversals needed to make an expression balanced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unt-palindromic-subsequences/1" xlink:type="simple">Count All Palindromic Subsequence in a given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find-count-number-given-string-present-2d-character-array/" xlink:type="simple">Count of number of given string in 2D characte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find-the-string-in-grid/0" xlink:type="simple">Search a Word in a 2D Grid of character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boyer-moore-algorithm-for-pattern-searching/" xlink:type="simple">Boyer Moore Algorithm for Pattern Search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roman-number-to-integer/0" xlink:type="simple">Converting Roman Numerals to Decim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longest-common-prefix/" xlink:type="simple">Longest Common Pref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min-number-of-flips/0" xlink:type="simple">Number of flips to make binary string alternat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econd-most-repeated-string-in-a-sequence/0" xlink:type="simple">Find the first repeated word in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minimum-swaps-for-bracket-balancing/0" xlink:type="simple">Minimum number of swaps for bracket balanc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common-subsequence/0" xlink:type="simple">Find the longest common subsequence between two string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ogram-generate-possible-valid-ip-addresses-given-string/" xlink:type="simple">Program to generate all possible valid IP addresses from given 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mallest-distant-window/0" xlink:type="simple">Write a program tofind the smallest window that contains all characters of string itself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minimum-characters-added-front-make-string-palindrome/" xlink:type="simple">Minimum characters to be added at front to make string palindro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mallest-window-in-a-string-containing-all-the-characters-of-another-string/0" xlink:type="simple">Find the smallest window in a string containing all characters of another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nsecutive-elements/0" xlink:type="simple">Recursively remove all adjacent duplicat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ildcard-string-matching/0" xlink:type="simple">String matching where one string contains wildcard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function-to-find-number-of-customers-who-could-not-get-a-computer/" xlink:type="simple">Function to find Number of customers who could not get a comput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transform-one-string-to-another-using-minimum-number-of-given-operation/" xlink:type="simple">Transform One String to Another using Minimum Number of Given Op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isomorphic-strings/0" xlink:type="simple">Check if two given strings are isomorphic to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recursively-print-all-sentences-that-can-be-formed-from-list-of-word-lists/" xlink:type="simple">Recursively print all sentences that can be formed from list of word lis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number-columns-repeated="64"/>
        </table:table-row>
        <table:table-row table:style-name="ro4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rst-and-last-occurrences-of-x/0" xlink:type="simple">Find first and last positions of an element in a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value-equal-to-index-value1330/1" xlink:type="simple">Find a Fixed Point (Value equal to index) in a give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leetcode.com/problems/search-in-rotated-sorted-array/" xlink:type="simple">Search in a rotated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count-squares3649/1" xlink:type="simple">square root of an integ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iddle-of-three2926/1" xlink:type="simple">Maximum and minimum of an array using minimum number of comparis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optimum-location-point-minimize-total-distance/#:~:text=We%20need%20to%20find%20a,set%20of%20points%20is%20minimum.&amp;text=In%20above%20figure%20optimum%20location,is%20minimum%20obtainable%20total%20distance." xlink:type="simple">Optimum location of point to minimize total dista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missing-and-repeating2512/1" xlink:type="simple">Find the repeating and the miss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ajority-element/0" xlink:type="simple">find majority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searching-array-adjacent-differ-k/" xlink:type="simple">Searching in an array where adjacent differ by at most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pair-given-difference/0" xlink:type="simple">find a pair with a given differ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all-four-sum-numbers/0" xlink:type="simple">find four elements that sum to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tickler-theif/0" xlink:type="simple">maximum sum such that no 2 elements are adjac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count-triplets-with-sum-smaller-than-x5549/1" xlink:type="simple">Count triplet with sum smaller than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erge-two-sorted-arrays5135/1" xlink:type="simple">merge 2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zero-sum-subarrays/0" xlink:type="simple">print all subarrays with 0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product-array-puzzle/0" xlink:type="simple">Product array Puzzl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ort-by-set-bit-count/0" xlink:type="simple">Sort array according to count of set bi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inimum-swaps/1" xlink:type="simple">minimum no. of swaps required to sort the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bishu-and-soldiers/" xlink:type="simple">Bishu and Soldi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rasta-and-kheshtak/" xlink:type="simple">Rasta and Kheshta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kth-smallest-number-again-2/" xlink:type="simple">Kth smallest number agai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://theoryofprogramming.com/2017/12/16/find-pivot-element-sorted-rotated-array/" xlink:type="simple">Find pivot element in a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k-th-element-of-two-sorted-array/0" xlink:type="simple">K-th Element of Two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AGGRCOW/" xlink:type="simple">Aggressive cow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llocate-minimum-number-of-pages/0" xlink:type="simple">Book Alloca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EKO/" xlink:type="simple">EKOSPOJ: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weighted-job-scheduling-log-n-time/" xlink:type="simple">Job Scheduling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rithmetic-number/0" xlink:type="simple">Missing Number in 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mallest-factorial-number5929/1" xlink:type="simple">Smallest number with atleastn trailing zeroes infactori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llocate-minimum-number-of-pages/0" xlink:type="simple">Painters Partition Problem: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PRATA/" xlink:type="simple">ROTI-Prata SPOJ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ANARC05B/" xlink:type="simple">DoubleHelix SPOJ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SUBSUMS/" xlink:type="simple">Subset Sum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inversion-of-array/0" xlink:type="simple">Findthe inversion cou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in-place-merge-sort/" xlink:type="simple">Implement Merge-sort in-pl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baeldung.com/java-sorting-arrays-with-repeated-entries" xlink:type="simple">Partitioning and Sorting Arrays with Many Repeated Entr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number-columns-repeated="64"/>
        </table:table-row>
        <table:table-row table:style-name="ro4">
          <table:table-cell/>
          <table:table-cell table:style-name="ce6"/>
          <table:table-cell table:style-name="ce9"/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everse-a-linked-list/" xlink:type="simple">Write a Program to reverse the Linked List. (Both Iterative and recursive)</text:a></text:p>
          </table:table-cell>
          <table:table-cell table:style-name="ce9" office:value-type="string" calcext:value-type="string">
            <text:p>&lt;Done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verse-a-linked-list-in-groups-of-given-size/1" xlink:type="simple">Reverse a Linked List in group of Given Size. [Very Imp]</text:a></text:p>
          </table:table-cell>
          <table:table-cell table:style-name="ce9" office:value-type="string" calcext:value-type="string">
            <text:p>&lt;Done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detect-loop-in-linked-list/1" xlink:type="simple">Write a program to Detect loop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loop-in-linked-list/1" xlink:type="simple">Write a program to Delete loop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find-first-node-of-loop-in-a-linked-list/" xlink:type="simple">Find the starting point of the loop. 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duplicate-element-from-sorted-linked-list/1" xlink:type="simple">Remove Duplicates in a 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duplicates-from-an-unsorted-linked-list/1" xlink:type="simple">Remove Duplicates in a Un-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move-last-element-to-front-of-a-given-linked-list/" xlink:type="simple">Write a Program to Move the last element to Front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add-1-to-a-number-represented-as-linked-list/1" xlink:type="simple">Add “1” to a number represented as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add-two-numbers-represented-by-linked-lists/1" xlink:type="simple">Add two numbers represented by linked list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intersection-of-two-sorted-linked-lists/1" xlink:type="simple">Intersection of two 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intersection-point-in-y-shapped-linked-lists/1" xlink:type="simple">Intersection Point of two Linked List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ort-a-linked-list/1" xlink:type="simple">Merge Sort For Linked lists.[Very Important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quick-sort-on-linked-list/1" xlink:type="simple">Quicksort for Linked Lists.[Very Important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leetcode.com/problems/middle-of-the-linked-list/" xlink:type="simple">Find the middle Element of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ircular-linked-list/1" xlink:type="simple">Check if a linked list is a circular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plit-a-circular-linked-list-into-two-halves/1" xlink:type="simple">Split a Circular linked list into two halv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heck-if-linked-list-is-pallindrome/1" xlink:type="simple">Write a Program to check whether the Singly Linked list is a palindrome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deletion-circular-linked-list/" xlink:type="simple">Deletion from a Circular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verse-a-doubly-linked-list/1" xlink:type="simple">Reverse a Doubly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find-pairs-given-sum-doubly-linked-list/" xlink:type="simple">Find pairs with a given sum in a DLL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count-triplets-sorted-doubly-linked-list-whose-sum-equal-given-value-x/" xlink:type="simple">Count triplets in a sorted DLL whose sum is equal to given value “X”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sort-k-sorted-doubly-linked-list/" xlink:type="simple">Sort a “k”sorted Doubly Linked list.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otate-doubly-linked-list-n-nodes/" xlink:type="simple">Rotate DoublyLinked list by N nod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everse-doubly-linked-list-groups-given-size/" xlink:type="simple">Rotate a Doubly Linked list in group of Given Size.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Can we reverse a linked list in less than O(n) 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Why Quicksort is preferred for. Arrays and Merge Sort for LinkedLists 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flattening-a-linked-list/1" xlink:type="simple">Flatten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given-a-linked-list-of-0s-1s-and-2s-sort-it/1" xlink:type="simple">Sort a LL of 0's, 1's and 2'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lone-a-linked-list-with-next-and-random-pointer/1" xlink:type="simple">Clone a linked list with next and random point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merge-k-sorted-linked-lists/1" xlink:type="simple">Merge K sorted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multiply-two-linked-lists/1" xlink:type="simple">Multiply 2 no. represented by L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delete-nodes-having-greater-value-on-right/1" xlink:type="simple">Delete nodes which have a greater value on right sid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egregate-even-and-odd-nodes-in-a-linked-list/0" xlink:type="simple">Segregate even and odd nodes in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nth-node-from-end-of-linked-list/1" xlink:type="simple">Program for n’th node from the end of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first-non-repeating-character-in-a-stream/0" xlink:type="simple">Find the first non-repeating character from a stream of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number-columns-repeated="64"/>
        </table:table-row>
        <table:table-row table:style-name="ro4">
          <table:table-cell/>
          <table:table-cell table:style-name="ce6"/>
          <table:table-cell table:style-name="ce9"/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vel-order-traversal/1" xlink:type="simple">level order traversal</text:a></text:p>
          </table:table-cell>
          <table:table-cell table:style-name="ce9" office:value-type="string" calcext:value-type="string">
            <text:p>&lt;Done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reverse-level-order-traversal/1" xlink:type="simple">Reverse Level Order traversal</text:a></text:p>
          </table:table-cell>
          <table:table-cell table:style-name="ce9" office:value-type="string" calcext:value-type="string">
            <text:p>&lt;Done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height-of-binary-tree/1" xlink:type="simple">Height of a tree</text:a></text:p>
          </table:table-cell>
          <table:table-cell table:style-name="ce9" office:value-type="string" calcext:value-type="string">
            <text:p>&lt;Done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iameter-of-binary-tree/1" xlink:type="simple">Diameter of a tree</text:a></text:p>
          </table:table-cell>
          <table:table-cell table:style-name="ce9" office:value-type="string" calcext:value-type="string">
            <text:p>&lt;Done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reate-a-mirror-tree-from-the-given-binary-tree/" xlink:type="simple">Mirror of a tree</text:a></text:p>
          </table:table-cell>
          <table:table-cell table:style-name="ce9" office:value-type="string" calcext:value-type="string">
            <text:p>&lt;Done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inorder-tree-traversal-iterative-recursive/" xlink:type="simple">Inorder Traversal of a tree both using recursion and Iteration</text:a></text:p>
          </table:table-cell>
          <table:table-cell table:style-name="ce9" office:value-type="string" calcext:value-type="string">
            <text:p>&lt;Done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preorder-tree-traversal-iterative-recursive/" xlink:type="simple">Preorder Traversal of a tree both using recursion and Iteration</text:a></text:p>
          </table:table-cell>
          <table:table-cell table:style-name="ce9" office:value-type="string" calcext:value-type="string">
            <text:p>&lt;Done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postorder-tree-traversal-iterative-recursive/" xlink:type="simple">Postorder Traversal of a tree both using recursion and Iteration</text:a></text:p>
          </table:table-cell>
          <table:table-cell table:style-name="ce9" office:value-type="string" calcext:value-type="string">
            <text:p>&lt;Done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ft-view-of-binary-tree/1" xlink:type="simple">Left View of a tree</text:a></text:p>
          </table:table-cell>
          <table:table-cell table:style-name="ce9" office:value-type="string" calcext:value-type="string">
            <text:p>&lt;Done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right-view-of-binary-tree/1" xlink:type="simple">Right View of Tree</text:a></text:p>
          </table:table-cell>
          <table:table-cell table:style-name="ce9" office:value-type="string" calcext:value-type="string">
            <text:p>&lt;Done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top-view-of-binary-tree/1" xlink:type="simple">Top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ottom-view-of-binary-tree/1" xlink:type="simple">Bottom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zigzag-tree-traversal/1" xlink:type="simple">Zig-Zag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for-balanced-tree/1" xlink:type="simple">Check if a tree is balanced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diagonal-traversal-of-binary-tree/" xlink:type="simple">Diagnol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oundary-traversal-of-binary-tree/1" xlink:type="simple">Boundary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onstruct-binary-tree-string-bracket-representation/" xlink:type="simple">Construct Binary Tree from String with Bracket Represent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inary-tree-to-dll/1" xlink:type="simple">Convert Binary tree into Doubly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transform-to-sum-tree/1" xlink:type="simple">Convert Binary tree into Sum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onstruct-tree-1/1" xlink:type="simple">Construct Binary tree from Inorder and pre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 xlink:type="simple">Find minimum swaps required to convert a Binary tree into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sum-tree/1" xlink:type="simple">Check if Binary tree is Sum tre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af-at-same-level/1" xlink:type="simple">Check if all leaf nodes are at same level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uplicate-subtree-in-binary-tree/1" xlink:type="simple">Check if a Binary Tree contains duplicate subtrees of size 2 or mor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mirror-in-n-ary-tree/0" xlink:type="simple">Check if 2 trees are mirror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sum-of-the-longest-bloodline-of-a-tree/1" xlink:type="simple">Sum of Nodes on the Longest path from root to leaf node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heck-given-graph-tree/#:~:text=Since%20the%20graph%20is%20undirected,graph%20is%20connected%2C%20otherwise%20not." xlink:type="simple">Check if given graph is tree or not. 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find-largest-subtree-sum-tree/" xlink:type="simple">Find Largest subtree sum in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maximum-sum-nodes-binary-tree-no-two-adjacent/" xlink:type="simple">Maximum Sum of nodes in Binary tree such that no two are adjacen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print-k-sum-paths-binary-tree/" xlink:type="simple">Print all "K" Sum paths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owest-common-ancestor-in-a-binary-tree/1" xlink:type="simple">Find LCA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min-distance-between-two-given-nodes-of-a-binary-tree/1" xlink:type="simple">Find distance between 2 nodes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kth-ancestor-node-binary-tree-set-2/" xlink:type="simple">Kth Ancestor of node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uplicate-subtrees/1" xlink:type="simple">Find all Duplicate subtrees in a Binary tre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if-tree-is-isomorphic/1" xlink:type="simple">Tree Isomorphis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 table:number-rows-repeated="2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5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binary-search-tree-set-1-search-and-insertion/" xlink:type="simple">Fina a value in a BST</text:a></text:p>
          </table:table-cell>
          <table:table-cell table:style-name="ce9" office:value-type="string" calcext:value-type="string">
            <text:p>&lt;Done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leetcode.com/problems/delete-node-in-a-bst/" xlink:type="simple">Deletion of a node in a BST</text:a></text:p>
          </table:table-cell>
          <table:table-cell table:style-name="ce9" office:value-type="string" calcext:value-type="string">
            <text:p>&lt;Done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minimum-element-in-bst/1" xlink:type="simple">Find min and max value in a BST</text:a></text:p>
          </table:table-cell>
          <table:table-cell table:style-name="ce9" office:value-type="string" calcext:value-type="string">
            <text:p>&lt;Done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redecessor-and-successor/1" xlink:type="simple">Find inorder successor and inorder predecessor in a BST</text:a></text:p>
          </table:table-cell>
          <table:table-cell table:style-name="ce9" office:value-type="string" calcext:value-type="string">
            <text:p>&lt;Done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heck-for-bst/1" xlink:type="simple">Check if a tree is a BST or not </text:a></text:p>
          </table:table-cell>
          <table:table-cell table:style-name="ce9" office:value-type="string" calcext:value-type="string">
            <text:p>&lt;Done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opulate-inorder-successor-for-all-nodes/1" xlink:type="simple">Populate Inorder successor of all nod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Search Trees</text:p>
          </table:table-cell>
          <table:table-cell table:style-name="ce7" office:value-type="string" calcext:value-type="string">
            <text:p><text:a xlink:href="https://practice.geeksforgeeks.org/problems/lowest-common-ancestor-in-a-bst/1" xlink:type="simple">Find LCA  of 2 nodes in a BST</text:a></text:p>
          </table:table-cell>
          <table:table-cell table:style-name="ce9" office:value-type="string" calcext:value-type="string">
            <text:p>&lt;Done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construct-bst-from-given-preorder-traversa/" xlink:type="simple">Construct BST from preorder traversal</text:a>[V. IMP]</text:p>
          </table:table-cell>
          <table:table-cell table:style-name="ce9" office:value-type="string" calcext:value-type="string">
            <text:p>&lt;Done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binary-tree-to-bst/1" xlink:type="simple">Convert Binary tree into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convert-normal-bst-balanced-bst/" xlink:type="simple">Convert a normal BST into a Balanced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merge-two-balanced-binary-search-trees/" xlink:type="simple">Merge two BST [ V.V.V&gt;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kth-largest-element-in-bst/1" xlink:type="simple">Find Kth largest element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find-k-th-smallest-element-in-bst/1" xlink:type="simple">Find Kth smallest element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brothers-from-different-root/1" xlink:type="simple">Count pairs from 2 BST whose sum is equal to given value "X"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find-median-bst-time-o1-space/" xlink:type="simple">Find the median of BST in O(n) time and O(1) sp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ount-bst-nodes-that-lie-in-a-given-range/1" xlink:type="simple">Count BST ndoes that lie in a given rang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replace-every-element-with-the-least-greater-element-on-its-right/" xlink:type="simple">Replace every element with the least greater element on its righ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given-n-appointments-find-conflicting-appointments/" xlink:type="simple">Given "n" appointments, find the conflicting appoint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reorder-to-postorder/0" xlink:type="simple">Check preorder is valid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heck-whether-bst-contains-dead-end/1" xlink:type="simple">Check whether BST contains Dead e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largest-bst/1" xlink:type="simple">Largest BST in a Binary Tree [ V.V.V.V.V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flatten-bst-to-sorted-list-increasing-order/" xlink:type="simple">Flatten BST to sort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n-meetings-in-one-room/0" xlink:type="simple">Activity Selection Problem</text:a></text:p>
          </table:table-cell>
          <table:table-cell table:style-name="ce9" office:value-type="string" calcext:value-type="string">
            <text:p>&lt;Done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job-sequencing-problem/0" xlink:type="simple">Job SequencingProblem</text:a></text:p>
          </table:table-cell>
          <table:table-cell table:style-name="ce9" office:value-type="string" calcext:value-type="string">
            <text:p>&lt;Done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huffman-encoding/0" xlink:type="simple">Huffman Cod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water-connection-problem/0" xlink:type="simple">Water Connec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fractional-knapsack/0" xlink:type="simple">Fractional Knapsac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coin-piles/0" xlink:type="simple">Greedy Algorithm to find Minimum number of Coi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trains-stoppage-can-provided/" xlink:type="simple">Maximum trains for which stoppage can be provide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inimum-platforms/0" xlink:type="simple">Minimum Platform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buy-maximum-stocks-stocks-can-bought-th-day/" xlink:type="simple">Buy Maximum Stocks if i stocks can be bought on i-th d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hop-in-candy-store/0" xlink:type="simple">Find the minimum and maximum amount to buy all N cand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ize-cash-flow-among-given-set-friends-borrowed-money/" xlink:type="simple">Minimize Cash Flow among a given set of friends who have borrowed money from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um-cost-cut-board-squares/" xlink:type="simple">Minimum Cost to cut a board into squar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survival/" xlink:type="simple">Check if it is possible to survive on Isla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find-maximum-meetings-in-one-room/" xlink:type="simple">Find maximum meetings in one roo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product-subset-array/" xlink:type="simple">Maximum product subset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aximize-sum-after-k-negations/0" xlink:type="simple">Maximize array sum after K negati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aximize-arrii-of-an-array/0" xlink:type="simple">Maximize the sum of arr[i]*i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sum-absolute-difference-array/" xlink:type="simple">Maximum sum of absolute difference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wap-and-maximize/0" xlink:type="simple">Maximize sum of consecutive differences in a circula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um-sum-absolute-difference-pairs-two-arrays/#:~:text=It%20consists%20of%20two%20steps,result%20to%20the%20sum%20S." xlink:type="simple">Minimum sum of absolute difference of pairs of two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program-for-shortest-job-first-or-sjf-cpu-scheduling-set-1-non-preemptive/" xlink:type="simple">Program for Shortest Job First (or SJF) CPU Schedul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page-faults-in-lru/0" xlink:type="simple">Program for Least Recently Used (LRU) Page Replacement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smallest-subset-sum-greater-elements/" xlink:type="simple">Smallest subset with sum greater than all other ele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DEFKIN/" xlink:type="simple">DEFKIN -Defense of a Kingdo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DIEHARD/" xlink:type="simple">DIEHARD -DIE HAR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GERGOVIA/" xlink:type="simple">GERGOVIA -Wine trading in Gergovia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GCJ101BB/" xlink:type="simple">Picking Up Chick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CHOCOLA/" xlink:type="simple">CHOCOLA –Chocolat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ARRANGE/" xlink:type="simple">ARRANGE -Arranging Amplifi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k-centers-problem-set-1-greedy-approximate-algorithm/" xlink:type="simple">K Center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inimum-cost-of-ropes/0" xlink:type="simple">Minimum Cost of rop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mallest-number5829/1" xlink:type="simple">Find smallest number with given number of digits and sum of digi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find-maximum-sum-possible-equal-sum-three-stacks/" xlink:type="simple">Find maximum sum possible equal sum of three stack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5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rat-in-a-maze-problem/1" xlink:type="simple">Rat in a maz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printing-solutions-n-queen-problem/" xlink:type="simple">Printing all solutions in N-Quee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word-break-part-2/0" xlink:type="simple">Word Break Problem using Backtrack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leetcode.com/problems/remove-invalid-parentheses/" xlink:type="simple">Remove Invalid Parenthes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solve-the-sudoku/0" xlink:type="simple">Sudoku Solv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m-coloring-problem/0" xlink:type="simple">m Color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given-a-string-print-all-possible-palindromic-partition/" xlink:type="simple">Print all palindromic partitions of a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the-knights-tour-problem-backtracking-1/" xlink:type="simple">The Knight’s tou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tug-of-war/" xlink:type="simple">Tug of Wa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shortest-safe-route-in-a-path-with-landmines/" xlink:type="simple">Find shortest safe route in a path with landmin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combination-sum/0" xlink:type="simple">Combinational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largest-number-in-k-swaps/0" xlink:type="simple">Find Maximum number possible by doing at-most K swa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permutations-of-a-given-string/0" xlink:type="simple">Print all permutations of a string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if-there-is-a-path-of-more-than-k-length-from-a-source/" xlink:type="simple">Find if there is a path of more than k length from a sour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longest-possible-route-in-a-matrix-with-hurdles/" xlink:type="simple">Longest Possible Route in a Matrix with Hurdl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print-all-possible-paths-from-top-left-to-bottom-right-of-a-mxn-matrix/" xlink:type="simple">Print all possible paths from top left to bottom right of a mX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partition-array-to-k-subsets/1" xlink:type="simple">Partition of a set intoK subsets with equal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the-k-th-permutation-sequence-of-first-n-natural-numbers/" xlink:type="simple">Find the K-th Permutation Sequence of first N natural numb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tutorialspoint.com/javaexamples/data_stack.htm" xlink:type="simple"> Implement Stack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queue-set-1introduction-and-array-implementation/" xlink:type="simple"> Implement Queue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implement-two-stacks-in-an-array/1" xlink:type="simple">Implement 2 stack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design-a-stack-with-find-middle-operation/" xlink:type="simple">find the middle element of a sta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fficiently-implement-k-stacks-single-array/" xlink:type="simple">Implement "N" stacks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parenthesis-checker/0" xlink:type="simple">Check the expression has valid or Balanced parenthesis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everse-a-string-using-stack/1" xlink:type="simple">Reverse a String using Sta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pecial-stack/1" xlink:type="simple">Design a Stack that supports getMin() in O(1) time and O(1) extra spa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next-larger-element/0" xlink:type="simple">Find the next Greater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the-celebrity-problem/1" xlink:type="simple">The celebrity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arithmetic-expression-evalution/#:~:text=The%20stack%20organization%20is%20very,i.e.%2C%20A%20%2B%20B)." xlink:type="simple">Arithmetic Expression evalu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evaluation-of-postfix-expression/0" xlink:type="simple">Evaluation of Postfix expres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stackoverflow.com/questions/45130465/inserting-at-the-end-of-stack" xlink:type="simple">Implement a method to insert an element at its bottom without using any other data structur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7" office:value-type="string" calcext:value-type="string">
            <text:p><text:a xlink:href="https://www.geeksforgeeks.org/reverse-a-stack-using-recursion/" xlink:type="simple">Reverse a stack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ort-a-stack/1" xlink:type="simple">Sort a Stack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overlapping-intervals/0" xlink:type="simple">Merge Overlapping Interval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maximum-rectangular-area-in-a-histogram/0" xlink:type="simple">Largest rectangular Area in Histogra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valid-substring0624/1" xlink:type="simple">Length of the Longest Valid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xpression-contains-redundant-bracket-not/" xlink:type="simple">Expression contains redundant bracket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tack-using-two-queues/1" xlink:type="simple">Implement Stack using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implement-stack-queue-using-deque/" xlink:type="simple">Implement Stack using Deq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stack-permutations-check-if-an-array-is-stack-permutation-of-other/" xlink:type="simple">Stack Permutations (Check if an array is stack permutation of other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queue-using-two-stacks/1" xlink:type="simple">Implement Queue using Stack 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fficiently-implement-k-queues-single-array/" xlink:type="simple">Implement "n" queue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circular-queue-set-1-introduction-array-implementation/" xlink:type="simple">Implement a Circular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lru-cache/1" xlink:type="simple">LRU Cache Implementationa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queue-reversal/1" xlink:type="simple">Reverse a Queue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everse-first-k-elements-of-queue/1" xlink:type="simple">Reverse the first “K” elements of a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interleave-first-half-queue-second-half/" xlink:type="simple">Interleave the first half of the queue with second half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circular-tour/1" xlink:type="simple">Find the first circular tour that visits all Petrol Pum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otten-oranges/0" xlink:type="simple">Minimum time required to rot all orang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distance-of-nearest-cell-having-1/0" xlink:type="simple">Distance of nearest cell having 1 in a binary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first-negative-integer-in-every-window-of-size-k/0" xlink:type="simple">First negative integer in every window of size “k”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check-if-all-levels-of-two-trees-are-anagrams-or-not/" xlink:type="simple">Check if all levels of two trees are anagrams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sum-minimum-maximum-elements-subarrays-size-k/" xlink:type="simple">Sum of minimum and maximum elements of all subarrays of size “k”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game-with-string/0" xlink:type="simple">Minimum sum of squares of character counts in a given string after removing “k” character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first-non-repeating-character-in-a-stream/0" xlink:type="simple">Queue based approach or first non-repeating character in a stream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next-smaller-element/" xlink:type="simple">Next Smaller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5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building-heap-from-array/" xlink:type="simple">Implement a Maxheap/MinHeap using arrays and recursion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heap-sort/" xlink:type="simple">Sort an Array using heap. (HeapSort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sliding-window-maximum-maximum-of-all-subarrays-of-size-k/" xlink:type="simple">Maximum of all subarrays of size k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k-largest-elements4206/1" xlink:type="simple">“k” largest element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kth-smallestlargest-element-unsorted-array/" xlink:type="simple">Kth smallest and largest element in an un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k-sorted-arrays/1" xlink:type="simple">Merge “K” sorted arrays.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two-binary-max-heap/0" xlink:type="simple">Merge 2 Binary Max Hea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k-th-largest-sum-contiguous-subarray/" xlink:type="simple">Kth largest sum continuous sub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Heap</text:p>
          </table:table-cell>
          <table:table-cell table:style-name="ce7" office:value-type="string" calcext:value-type="string">
            <text:p><text:a xlink:href="https://leetcode.com/problems/reorganize-string/" xlink:type="simple">Leetcode- reorganize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k-sorted-linked-lists/1" xlink:type="simple">Merge “K” Sorted Linked Lists [V.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find-smallest-range-containing-elements-from-k-lists/1" xlink:type="simple">Smallest range in “K” Lis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find-median-in-a-stream/0" xlink:type="simple">Median in a stream of Integ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is-binary-tree-heap/1" xlink:type="simple">Check if a Binary Tree is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inimum-cost-of-ropes/0" xlink:type="simple">Connect “n” ropes with minimum co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convert-bst-min-heap/" xlink:type="simple">Convert BST to Min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convert-min-heap-to-max-heap/" xlink:type="simple">Convert min heap to max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inimum-sum4058/1" xlink:type="simple">Minimum sum of two numbers formed from digits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1drv.ms/t/s!AqTOHFO77CqEiRua06v1PATyiFg5" xlink:type="simple">Create a Graph, print it</text:a></text:p>
          </table:table-cell>
          <table:table-cell table:style-name="ce9" office:value-type="string" calcext:value-type="string">
            <text:p>&lt;Done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bfs-traversal-of-graph/1" xlink:type="simple">Implement BFS algorithm </text:a></text:p>
          </table:table-cell>
          <table:table-cell table:style-name="ce9" office:value-type="string" calcext:value-type="string">
            <text:p>&lt;Done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pth-first-search-or-dfs-for-a-graph/" xlink:type="simple">Implement DFS Algo </text:a></text:p>
          </table:table-cell>
          <table:table-cell table:style-name="ce9" office:value-type="string" calcext:value-type="string">
            <text:p>&lt;Done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tect-cycle-in-a-graph/" xlink:type="simple">Detect Cycle in Directed Graph using BFS/DFS Algo </text:a></text:p>
          </table:table-cell>
          <table:table-cell table:style-name="ce9" office:value-type="string" calcext:value-type="string">
            <text:p>&lt;Done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detect-cycle-in-an-undirected-graph/1" xlink:type="simple">Detect Cycle in UnDirected Graph using BFS/DFS Algo </text:a></text:p>
          </table:table-cell>
          <table:table-cell table:style-name="ce9" office:value-type="string" calcext:value-type="string">
            <text:p>&lt;Done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rat-in-a-maze-problem/1" xlink:type="simple">Search in a Maze</text:a></text:p>
          </table:table-cell>
          <table:table-cell table:style-name="ce9" office:value-type="string" calcext:value-type="string">
            <text:p>&lt;Done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steps-by-knight/0" xlink:type="simple">Minimum Step by Knight</text:a></text:p>
          </table:table-cell>
          <table:table-cell table:style-name="ce9" office:value-type="string" calcext:value-type="string">
            <text:p>&lt;Done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flood-fill/" xlink:type="simple">flood fill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clone-graph/" xlink:type="simple">Clone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number-of-operations-to-make-network-connected/" xlink:type="simple">Making wired Connecti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word-ladder/" xlink:type="simple">word Ladder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ijkstras-shortest-path-algorithm-greedy-algo-7/" xlink:type="simple">Dijkstra algo</text:a></text:p>
          </table:table-cell>
          <table:table-cell table:style-name="ce9" office:value-type="string" calcext:value-type="string">
            <text:p>&lt;Done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topological-sort/1" xlink:type="simple">Implement Topological Sor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um-time-taken-by-each-job-to-be-completed-given-by-a-directed-acyclic-graph/" xlink:type="simple">Minimum time taken by each job to be completed given by a Directed Acyclic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whether-it-is-possible-to-finish-all-tasks-or-not-from-given-dependencies/" xlink:type="simple">Find whether it is possible to finish all tasks or not from given dependenc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find-the-number-of-islands/1" xlink:type="simple">Find the no. of Isalnd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alien-dictionary/1" xlink:type="simple">Given a sorted Dictionary of an Alien Language, find order of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kruskals-minimum-spanning-tree-algorithm-greedy-algo-2/" xlink:type="simple">Implement Kruksal’s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prims-minimum-spanning-tree-mst-greedy-algo-5/" xlink:type="simple">Implement Prim’s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otal-number-spanning-trees-graph/" xlink:type="simple">Total no. of Spanning tre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negative-weight-cycle/0" xlink:type="simple">Implement Bellman Ford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implementing-floyd-warshall/0" xlink:type="simple">Implement Floyd warshall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ravelling-salesman-problem-set-1/" xlink:type="simple">Travelling Salesma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graph-coloring-applications/#:~:text=Graph%20coloring%20problem%20is%20to,are%20colored%20using%20same%20color." xlink:type="simple">Graph Colour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snakes-and-ladders/" xlink:type="simple">Snake and Ladder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bridge-in-a-graph/" xlink:type="simple">Find bridg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strongly-connected-components-kosarajus-algo/1" xlink:type="simple">Count Strongly connected Components(Kosaraju Algo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bipartite-graph/" xlink:type="simple">Check whether a graph is Bipartit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tect-negative-cycle-graph-bellman-ford/" xlink:type="simple">Detect Negative cycl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longest-path-directed-acyclic-graph/" xlink:type="simple">Longest path in a Directed Acyclic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hackerrank.com/challenges/journey-to-the-moon/problem" xlink:type="simple">Journey to the Mo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cheapest-flights-within-k-stops/description/" xlink:type="simple">Cheapest Flights Within K Sto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hackerearth.com/practice/algorithms/graphs/topological-sort/practice-problems/algorithm/oliver-and-the-game-3/" xlink:type="simple">Oliver and the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if-there-is-a-path-of-more-than-k-length-from-a-source/" xlink:type="simple">Find if there is a path of more thank length from a sour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m-coloring-problem/0" xlink:type="simple">M-Colour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um-edges-reverse-make-path-source-destination/" xlink:type="simple">Minimum edges to reverse o make path from source to destin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paths-travel-nodes-using-edgeseven-bridges-konigsberg/" xlink:type="simple">Paths to travel each nodes using each edge(Seven Bridges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vertex-cover-problem-set-1-introduction-approximate-algorithm-2/" xlink:type="simple">Vertex Cove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chinese-postman-route-inspection-set-1-introduction/" xlink:type="simple">Chinese Postman or Route Inspec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number-of-triangles-in-directed-and-undirected-graphs/" xlink:type="simple">Number of Triangles in a Directed and Undirected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ize-cash-flow-among-given-set-friends-borrowed-money/" xlink:type="simple">Minimise the cashflow among a given set of friends who have borrowed money from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wo-clique-problem-check-graph-can-divided-two-cliques/" xlink:type="simple">Two Cliqu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5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trie-insert-and-search/" xlink:type="simple">Construct a trie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find-all-shortest-unique-prefixes-to-represent-each-word-in-a-given-list/" xlink:type="simple">Find shortest unique prefix for every word in a given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word-break-problem-trie-solution/" xlink:type="simple">Word Break Problem | (Trie solution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phone-directory/0" xlink:type="simple">Implement a Phone Director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unique-rows-in-boolean-matrix/1" xlink:type="simple">Print unique rows in a given boolea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6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oin-change2448/1" xlink:type="simple">Coin ChangeProblem</text:a></text:p>
          </table:table-cell>
          <table:table-cell table:style-name="ce9" office:value-type="string" calcext:value-type="string">
            <text:p>&lt;Done&gt;</text:p>
          </table:table-cell>
          <table:table-cell table:number-columns-repeated="61"/>
        </table:table-row>
        <table:table-row table:style-name="ro6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0-1-knapsack-problem/0" xlink:type="simple">Knapsac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ncr1019/1" xlink:type="simple">Binomial Coefficient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permutation-coefficient/" xlink:type="simple">Permutation Coefficient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program-nth-catalan-number/" xlink:type="simple">Program for nth Catalan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trix-chain-multiplication-dp-8/" xlink:type="simple">Matrix Chain Multiplication 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edit-distance3702/1" xlink:type="simple">Edit Dista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friends-pairing-problem5425/1" xlink:type="simple">Friends Pair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gold-mine-problem/" xlink:type="simple">Gold Min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assembly-line-scheduling-dp-34/" xlink:type="simple">Assembly Line Schedul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inting-the-fence3727/1" xlink:type="simple">Painting the Fence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utted-segments/0" xlink:type="simple">Maximize The Cut Seg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common-subsequence/0" xlink:type="simple">Longest Common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repeating-subsequence/0" xlink:type="simple">Longest Repeated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increasing-subsequence/0" xlink:type="simple">Longest Increas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space-optimized-solution-lcs/" xlink:type="simple">Space Optimized Solution of LC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cs-of-three-strings/0" xlink:type="simple">LCS (Longest Common Subsequence) of three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sum-increasing-subsequence4749/1" xlink:type="simple">Maximum Sum Increas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unt-subsequences-product-less-k/" xlink:type="simple">Count all subsequences having product less than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subsequence-such-that-difference-between-adjacents-is-one4724/1" xlink:type="simple">Longest subsequence such that difference between adjacent is on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ximum-subsequence-sum-such-that-no-three-are-consecutive/" xlink:type="simple">Maximum subsequence sum such that no three are consecutiv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egg-dropping-puzzle/0" xlink:type="simple">Egg Dropp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-length-chain/1" xlink:type="simple">Maximum Length Chain of Pai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argest-square-formed-in-a-matrix/0" xlink:type="simple">Maximum size square sub-matrix with all 1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irs-with-specific-difference/0" xlink:type="simple">Maximum sum of pairs with specific differ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th-in-matrix3805/1" xlink:type="simple">Min Cost Path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difference-of-zeros-and-ones-in-binary-string4111/1" xlink:type="simple">Maximum difference of zeros and ones in binary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inimum-number-of-jumps/0" xlink:type="simple">Minimum number of jumps to reach e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inimum-cost-to-fill-given-weight-in-a-bag1956/1" xlink:type="simple">Minimum cost to fill given weight in a ba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inimum-removals-array-make-max-min-k/" xlink:type="simple">Minimum removals from array to make max –min &lt;=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common-substring/0" xlink:type="simple">Longest Common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reach-a-given-score/0" xlink:type="simple">Count number of ways to reacha given score in a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bbt-counter/0" xlink:type="simple">Count Balanced Binary Trees of Height 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kadanes-algorithm/0" xlink:type="simple">LargestSum Contiguous Subarray [V&gt;V&gt;V&gt;V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smallest-sum-contiguous-subarray/" xlink:type="simple">Smallest sum contiguous sub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knapsack-with-duplicate-items4201/1" xlink:type="simple">Unbounded Knapsack (Repetition of items allowed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word-break/0" xlink:type="simple">Word Brea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independent-set-problem-dp-26/" xlink:type="simple">Largest Independent Set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Parti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ongest-palindromic-subsequence-dp-12/" xlink:type="simple">Longest Palindromic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ount-palindromic-subsequences/1" xlink:type="simple">Count All Palindromic Subsequence in a given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leetcode.com/problems/longest-palindromic-substring/" xlink:type="simple">Longest Palindromic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alternating-subsequence/0" xlink:type="simple">Longest alternat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weighted-job-scheduling/" xlink:type="simple">Weighted Job Schedul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in-game-winner-every-player-three-choices/" xlink:type="simple">Coin game winner where every player has three choic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unt-derangements-permutation-such-that-no-element-appears-in-its-original-position/" xlink:type="simple">Count Derangements (Permutation such that no element appears in its original position) [ IMPORTANT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ximum-profit-by-buying-and-selling-a-share-at-most-twice/" xlink:type="simple">Maximum profit by buying and selling a share at most twic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optimal-strategy-for-a-game/0" xlink:type="simple">Optimal Strategy for a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optimal-binary-search-tree-dp-24/" xlink:type="simple">Optimal Binary Search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lindromic-patitioning4845/1" xlink:type="simple">Palindrome Partition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word-wrap/0" xlink:type="simple">Word Wrap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obile-numeric-keypad5456/1" xlink:type="simple">Mobile Numeric Keypad Problem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boolean-parenthesization/0" xlink:type="simple">Boolean Parenthesiza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rectangular-sub-matrix-whose-sum-0/" xlink:type="simple">Largest rectangular sub-matrix whose sum is 0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area-rectangular-sub-matrix-equal-number-1s-0s/" xlink:type="simple">Largest area rectangular sub-matrix with equal number of 1’s and 0’s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sum-rectangle/0" xlink:type="simple">Maximum sum rectangle in a 2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profit4657/1" xlink:type="simple">Maximum profit by buying and selling a share at most k tim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interleaved-strings/1" xlink:type="simple">Find if a string is interleaved of two other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leetcode.com/problems/maximum-length-of-pair-chain/" xlink:type="simple">Maximum Length of Pair Chai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5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set-bits0143/1" xlink:type="simple">Count set bits in an integer</text:a></text:p>
          </table:table-cell>
          <table:table-cell table:style-name="ce9" office:value-type="string" calcext:value-type="string">
            <text:p>&lt;Done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finding-the-numbers0215/1" xlink:type="simple">Find the two non-repeating elements in an array of repeating ele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bit-difference/0" xlink:type="simple">Count number of bits to be flipped to convert A to B</text:a></text:p>
          </table:table-cell>
          <table:table-cell table:style-name="ce9" office:value-type="string" calcext:value-type="string">
            <text:p>&lt;Done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count-total-set-bits/0" xlink:type="simple">Count total set bits in all numbers from 1 to 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power-of-2/0" xlink:type="simple">Program to find whether a no is power of tw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find-position-of-set-bit3706/1" xlink:type="simple">Find position of the only set bi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copy-set-bits-in-a-range/" xlink:type="simple">Copy set bits in a rang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divide-two-integers-without-using-multiplication-division-mod-operator/" xlink:type="simple">Divide two integers without using multiplication, division and mod operato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 xlink:type="simple">Calculate square of a number without using *, / and pow(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power-set4302/1" xlink:type="simple">Power Se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1048094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1">00/00/0000</text:date>, <text:time style:data-style-name="N2" text:time-value="10:22:32.1780733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crosoft Office User</meta:initial-creator>
    <meta:creation-date>2020-10-14T11:36:56</meta:creation-date>
    <dc:date>2021-01-11T15:14:17.278734904</dc:date>
    <meta:generator>LibreOffice/6.4.6.2$Linux_X86_64 LibreOffice_project/40$Build-2</meta:generator>
    <meta:editing-duration>P2DT3H17M3S</meta:editing-duration>
    <meta:editing-cycles>60</meta:editing-cycles>
    <meta:document-statistic meta:table-count="1" meta:cell-count="135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